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1.0595833333333cm" style:use-optimal-column-width="true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Z81]))&gt;0)" style:apply-style-name="cf7" style:base-cell-address="IT1.Z81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Z81]))&gt;0)" style:apply-style-name="cf7" style:base-cell-address="IT1.Z81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38" table:style-name="ce11">
            <text:p>-38</text:p>
          </table:table-cell>
          <table:table-cell office:value-type="float" office:value="-38" table:style-name="ce12">
            <text:p>-38</text:p>
          </table:table-cell>
          <table:table-cell office:value-type="float" office:value="-38" table:style-name="ce11">
            <text:p>-38</text:p>
          </table:table-cell>
          <table:table-cell office:value-type="float" office:value="-38" table:style-name="ce13">
            <text:p>-3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D4]-COM.MICROSOFT.SINGLE($$IT2H2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" table:style-name="ce15">
            <text:p>10</text:p>
          </table:table-cell>
          <table:table-cell office:value-type="float" office:value="-17" table:style-name="ce16">
            <text:p>-17</text:p>
          </table:table-cell>
          <table:table-cell office:value-type="float" office:value="-17" table:style-name="ce17">
            <text:p>-17</text:p>
          </table:table-cell>
          <table:table-cell office:value-type="float" office:value="-17" table:style-name="ce16">
            <text:p>-17</text:p>
          </table:table-cell>
          <table:table-cell office:value-type="float" office:value="-17" table:style-name="ce18">
            <text:p>-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D6]-COM.MICROSOFT.SINGLE($$IT2H4)" table:style-name="ce17">
            <text:p>0</text:p>
          </table:table-cell>
          <table:table-cell table:style-name="ce16"/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E15]-COM.MICROSOFT.SINGLE($$IT3H13)" table:style-name="ce21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style-name="ce24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4" table:formula="of:=SUM([.C3:.C15])" table:style-name="ce1">
            <text:p>34</text:p>
          </table:table-cell>
          <table:table-cell office:value-type="float" office:value="-55" table:formula="of:=SUM([.D3:.D15])" table:style-name="ce1">
            <text:p>-55</text:p>
          </table:table-cell>
          <table:table-cell office:value-type="float" office:value="-55" table:formula="of:=SUM([.E3:.E15])" table:style-name="ce1">
            <text:p>-55</text:p>
          </table:table-cell>
          <table:table-cell office:value-type="float" office:value="-55" table:formula="of:=SUM([.F3:.F15])" table:style-name="ce1">
            <text:p>-55</text:p>
          </table:table-cell>
          <table:table-cell office:value-type="float" office:value="-55" table:formula="of:=SUM([.G3:.G15])" table:style-name="ce1">
            <text:p>-55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35.64234in" svg:y="20.66204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23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 table:style-name="ce25"/>
          <table:table-cell office:value-type="string" table:style-name="ce29">
            <text:p>Set up of project and database to save user information</text:p>
          </table:table-cell>
          <table:table-cell office:value-type="string" table:style-name="ce1">
            <text:p>Olivier De Cannière</text:p>
          </table:table-cell>
          <table:table-cell office:value-type="string" table:style-name="ce1">
            <text:p>Jolan Wathelet</text:p>
          </table:table-cell>
          <table:table-cell office:value-type="float" office:value="8" table:style-name="ce30">
            <text:p>8</text:p>
          </table:table-cell>
          <table:table-cell office:value-type="float" office:value="7" table:style-name="ce30">
            <text:p>7</text:p>
          </table:table-cell>
          <table:table-cell table:number-columns-repeated="16377"/>
        </table:table-row>
        <table:table-row table:style-name="ro5">
          <table:table-cell table:style-name="ce33"/>
          <table:table-cell table:style-name="ce25"/>
          <table:table-cell table:style-name="ce29"/>
          <table:table-cell office:value-type="string" table:style-name="ce1">
            <text:p>Benjamin Bergé</text:p>
          </table:table-cell>
          <table:table-cell office:value-type="string" table:style-name="ce1">
            <text:p>Mathias Hanquiniaux</text:p>
          </table:table-cell>
          <table:table-cell office:value-type="float" office:value="8" table:style-name="ce30">
            <text:p>8</text:p>
          </table:table-cell>
          <table:table-cell office:value-type="float" office:value="8" table:style-name="ce30">
            <text:p>8</text:p>
          </table:table-cell>
          <table:table-cell table:number-columns-repeated="16377"/>
        </table:table-row>
        <table:table-row table:style-name="ro5">
          <table:table-cell table:number-columns-repeated="2" table:style-name="ce25"/>
          <table:table-cell office:value-type="string" table:style-name="ce29">
            <text:p>Registration</text:p>
          </table:table-cell>
          <table:table-cell office:value-type="string" table:style-name="ce1">
            <text:p>Pablo Rey Pedrosa</text:p>
          </table:table-cell>
          <table:table-cell office:value-type="string" table:style-name="ce1">
            <text:p>Olivier De Cannière</text:p>
          </table:table-cell>
          <table:table-cell office:value-type="float" office:value="6" table:style-name="ce30">
            <text:p>6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5">
          <table:table-cell table:number-columns-repeated="2" table:style-name="ce25"/>
          <table:table-cell office:value-type="string" table:style-name="ce29">
            <text:p>Login</text:p>
          </table:table-cell>
          <table:table-cell office:value-type="string" table:style-name="ce1">
            <text:p>Vladimir Tulcinsky</text:p>
          </table:table-cell>
          <table:table-cell office:value-type="string" table:style-name="ce1">
            <text:p>Olivier De Cannière</text:p>
          </table:table-cell>
          <table:table-cell office:value-type="float" office:value="5" table:style-name="ce30">
            <text:p>5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9">
            <text:p>Modification of user info</text:p>
          </table:table-cell>
          <table:table-cell office:value-type="string" table:style-name="ce1">
            <text:p>Olivier De Cannière</text:p>
          </table:table-cell>
          <table:table-cell office:value-type="string" table:style-name="ce1">
            <text:p>Jolan Wathelet</text:p>
          </table:table-cell>
          <table:table-cell office:value-type="float" office:value="6" table:style-name="ce30">
            <text:p>6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5">
          <table:table-cell table:number-columns-repeated="2" table:style-name="ce25"/>
          <table:table-cell office:value-type="string" table:style-name="ce29">
            <text:p>Creation of dashboard</text:p>
          </table:table-cell>
          <table:table-cell office:value-type="string" table:style-name="ce1">
            <text:p>Mariss Engelen</text:p>
          </table:table-cell>
          <table:table-cell office:value-type="string" table:style-name="ce1">
            <text:p>Adrien Lechantre</text:p>
          </table:table-cell>
          <table:table-cell office:value-type="float" office:value="5" table:style-name="ce30">
            <text:p>5</text:p>
          </table:table-cell>
          <table:table-cell table:style-name="ce30"/>
          <table:table-cell table:number-columns-repeated="16377"/>
        </table:table-row>
        <table:table-row table:style-name="ro5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number-columns-repeated="16377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16377"/>
        </table:table-row>
        <table:table-row table:number-rows-repeated="2"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table:style-name="ce29"/>
          <table:table-cell table:style-name="ce37"/>
          <table:table-cell table:number-columns-repeated="2" table:style-name="ce38"/>
          <table:table-cell table:number-columns-repeated="16377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table:style-name="ce29"/>
          <table:table-cell table:style-name="ce37"/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table:style-name="ce29"/>
          <table:table-cell table:style-name="ce37"/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9">
            <text:p>0</text:p>
          </table:table-cell>
          <table:table-cell office:value-type="float" office:value="0" table:formula="of:=SUM([.G16:.G18])" table:style-name="ce39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1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42"/>
          <table:table-cell table:number-columns-repeated="16376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Importation</text:p>
          </table:table-cell>
          <table:table-cell office:value-type="string" table:style-name="ce1">
            <text:p>Anicet Siewe</text:p>
          </table:table-cell>
          <table:table-cell office:value-type="string" table:style-name="ce1">
            <text:p>Bigodo Romeo</text:p>
          </table:table-cell>
          <table:table-cell office:value-type="float" office:value="9" table:style-name="ce30">
            <text:p>9</text:p>
          </table:table-cell>
          <table:table-cell office:value-type="float" office:value="5" table:style-name="ce30">
            <text:p>5</text:p>
          </table:table-cell>
          <table:table-cell table:style-name="ce41"/>
          <table:table-cell table:number-columns-repeated="16376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Exportation</text:p>
          </table:table-cell>
          <table:table-cell office:value-type="string" table:style-name="ce1">
            <text:p>Bigodo Romeo</text:p>
          </table:table-cell>
          <table:table-cell office:value-type="string" table:style-name="ce1">
            <text:p>Anicet Siewe</text:p>
          </table:table-cell>
          <table:table-cell office:value-type="float" office:value="8" table:style-name="ce30">
            <text:p>8</text:p>
          </table:table-cell>
          <table:table-cell office:value-type="float" office:value="5" table:style-name="ce30">
            <text:p>5</text:p>
          </table:table-cell>
          <table:table-cell table:style-name="ce43"/>
          <table:table-cell table:number-columns-repeated="16376"/>
        </table:table-row>
        <table:table-row table:style-name="ro7">
          <table:table-cell table:style-name="ce42"/>
          <table:table-cell table:style-name="ce25"/>
          <table:table-cell table:number-columns-repeated="3" table:style-name="ce29"/>
          <table:table-cell table:number-columns-repeated="2" table:style-name="ce30"/>
          <table:table-cell table:style-name="ce44"/>
          <table:table-cell table:number-columns-repeated="16376"/>
        </table:table-row>
        <table:table-row table:style-name="ro7">
          <table:table-cell table:style-name="ce43"/>
          <table:table-cell table:style-name="ce25"/>
          <table:table-cell table:number-columns-repeated="3" table:style-name="ce29"/>
          <table:table-cell table:number-columns-repeated="2" table:style-name="ce30"/>
          <table:table-cell table:style-name="ce43"/>
          <table:table-cell table:number-columns-repeated="16376"/>
        </table:table-row>
        <table:table-row table:number-rows-repeated="3" table:style-name="ro7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30])" table:style-name="ce34">
            <text:p>17</text:p>
          </table:table-cell>
          <table:table-cell office:value-type="float" office:value="10" table:formula="of:=SUM([.G24:.G30])" table:style-name="ce34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table:style-name="ce29"/>
          <table:table-cell table:style-name="ce37"/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table:style-name="ce29"/>
          <table:table-cell table:style-name="ce37"/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9">
            <text:p>Tâche 3</text:p>
          </table:table-cell>
          <table:table-cell table:style-name="ce29"/>
          <table:table-cell table:style-name="ce37"/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9">
            <text:p>0</text:p>
          </table:table-cell>
          <table:table-cell office:value-type="float" office:value="0" table:formula="of:=SUM([.G35:.G37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table:number-columns-repeated="2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0" table:formula="of:=SUM([.G42:.G48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9">
            <text:p>0</text:p>
          </table:table-cell>
          <table:table-cell office:value-type="float" office:value="0" table:formula="of:=SUM([.G53:.G55])" table:style-name="ce3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2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0" table:formula="of:=SUM([.G60:.G66])" table:style-name="ce34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Manger des cacahuètes</text:p>
          </table:table-cell>
          <table:table-cell office:value-type="string" table:style-name="ce29">
            <text:p>Pif</text:p>
          </table:table-cell>
          <table:table-cell office:value-type="string" table:style-name="ce37">
            <text:p>Hercule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9">
            <text:p>0</text:p>
          </table:table-cell>
          <table:table-cell office:value-type="float" office:value="0" table:formula="of:=SUM([.G71:.G74])" table:style-name="ce39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20" table:style-name="ce25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992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20" table:style-name="ce25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8" table:style-name="ce25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51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8" table:style-name="ce25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24" table:formula="of:=[.$G$11]*(1-1/[.$Z$89]*[.AA81])" table:style-name="ce32">
            <text:p>24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54" table:formula="of:=[.AB81]+[.AD81]" table:style-name="ce25">
            <text:p>54</text:p>
          </table:table-cell>
          <table:table-cell office:value-type="float" office:value="70" table:formula="of:=[.AC81]+[.AE81]" table:style-name="ce25">
            <text:p>70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8" table:style-name="ce25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20.571428571428573" table:formula="of:=[.$G$11]*(1-1/[.$Z$89]*[.AA82])" table:style-name="ce32">
            <text:p>20.57142857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45.571428571428569" table:formula="of:=[.AB82]+[.AD82]" table:style-name="ce25">
            <text:p>45.57142857</text:p>
          </table:table-cell>
          <table:table-cell office:value-type="float" office:value="63" table:formula="of:=[.AC82]+[.AE82]" table:style-name="ce25">
            <text:p>63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8" table:style-name="ce25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17.142857142857142" table:formula="of:=[.$G$11]*(1-1/[.$Z$89]*[.AA83])" table:style-name="ce32">
            <text:p>17.14285714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39.142857142857139" table:formula="of:=[.AB83]+[.AD83]" table:style-name="ce25">
            <text:p>39.14285714</text:p>
          </table:table-cell>
          <table:table-cell office:value-type="float" office:value="59" table:formula="of:=[.AC83]+[.AE83]" table:style-name="ce25">
            <text:p>59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8" table:style-name="ce25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13.714285714285714" table:formula="of:=[.$G$11]*(1-1/[.$Z$89]*[.AA84])" table:style-name="ce32">
            <text:p>13.71428571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38.714285714285715" table:formula="of:=[.AB84]+[.AD84]" table:style-name="ce25">
            <text:p>38.71428571</text:p>
          </table:table-cell>
          <table:table-cell office:value-type="float" office:value="51" table:formula="of:=[.AC84]+[.AE84]" table:style-name="ce25">
            <text:p>51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8" table:style-name="ce25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0.285714285714286" table:formula="of:=[.$G$11]*(1-1/[.$Z$89]*[.AA85])" table:style-name="ce32">
            <text:p>10.28571429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0.285714285714285" table:formula="of:=[.AB85]+[.AD85]" table:style-name="ce25">
            <text:p>20.28571429</text:p>
          </table:table-cell>
          <table:table-cell office:value-type="float" office:value="24" table:formula="of:=[.AC85]+[.AE85]" table:style-name="ce25">
            <text:p>24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4">
            <text:p>0</text:p>
          </table:table-cell>
          <table:table-cell office:value-type="float" office:value="0" table:formula="of:=SUM([.G79:.G85])" table:style-name="ce34">
            <text:p>0</text:p>
          </table:table-cell>
          <table:table-cell table:number-columns-repeated="18" table:style-name="ce25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6.8571428571428594" table:formula="of:=[.$G$11]*(1-1/[.$Z$89]*[.AA86])" table:style-name="ce32">
            <text:p>6.857142857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1.857142857142859" table:formula="of:=[.AB86]+[.AD86]" table:style-name="ce25">
            <text:p>11.85714286</text:p>
          </table:table-cell>
          <table:table-cell office:value-type="float" office:value="17" table:formula="of:=[.AC86]+[.AE86]" table:style-name="ce25">
            <text:p>17</text:p>
          </table:table-cell>
          <table:table-cell table:number-columns-repeated="16351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8" table:style-name="ce25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3.4285714285714297" table:formula="of:=[.$G$11]*(1-1/[.$Z$89]*[.AA87])" table:style-name="ce32">
            <text:p>3.428571429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.4285714285714297" table:formula="of:=[.AB87]+[.AD87]" table:style-name="ce25">
            <text:p>3.428571429</text:p>
          </table:table-cell>
          <table:table-cell office:value-type="float" office:value="7" table:formula="of:=[.AC87]+[.AE87]" table:style-name="ce25">
            <text:p>7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8" table:style-name="ce25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11]*(1-1/[.$Z$89]*[.AA88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AB88]+[.AD88]" table:style-name="ce25">
            <text:p>0</text:p>
          </table:table-cell>
          <table:table-cell office:value-type="float" office:value="0" table:formula="of:=[.AC88]+[.AE88]" table:style-name="ce25">
            <text:p>0</text:p>
          </table:table-cell>
          <table:table-cell table:number-columns-repeated="16351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8" table:style-name="ce25"/>
          <table:table-cell office:value-type="float" office:value="7" table:formula="of:=COUNTA([.Z81:.Z88])-1" table:style-name="ce35">
            <text:p>7</text:p>
          </table:table-cell>
          <table:table-cell table:number-columns-repeated="997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9">
            <text:p>0</text:p>
          </table:table-cell>
          <table:table-cell office:value-type="float" office:value="0" table:formula="of:=SUM([.G90:.G92])" table:style-name="ce39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8" table:style-name="ce25"/>
          <table:table-cell table:number-columns-repeated="4" table:style-name="ce42"/>
          <table:table-cell table:style-name="ce41"/>
          <table:table-cell table:number-columns-repeated="16354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8" table:style-name="ce25"/>
          <table:table-cell table:number-columns-repeated="4" table:style-name="ce41"/>
          <table:table-cell table:style-name="ce43"/>
          <table:table-cell table:number-columns-repeated="16354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8" table:style-name="ce25"/>
          <table:table-cell table:number-columns-repeated="5" table:style-name="ce43"/>
          <table:table-cell table:number-columns-repeated="16354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8" table:style-name="ce25"/>
          <table:table-cell table:number-columns-repeated="4" table:style-name="ce44"/>
          <table:table-cell table:style-name="ce43"/>
          <table:table-cell table:number-columns-repeated="16354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7:.F103])" table:style-name="ce34">
            <text:p>0</text:p>
          </table:table-cell>
          <table:table-cell office:value-type="float" office:value="0" table:formula="of:=SUM([.G97:.G103])" table:style-name="ce34">
            <text:p>0</text:p>
          </table:table-cell>
          <table:table-cell table:number-columns-repeated="18" table:style-name="ce25"/>
          <table:table-cell table:number-columns-repeated="5" table:style-name="ce43"/>
          <table:table-cell table:number-columns-repeated="16354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9">
          <table:table-cell table:number-columns-repeated="2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10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10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10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9">
            <text:p>0</text:p>
          </table:table-cell>
          <table:table-cell office:value-type="float" office:value="0" table:formula="of:=SUM([.G108:.G110])" table:style-name="ce39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4">
            <text:p>0</text:p>
          </table:table-cell>
          <table:table-cell office:value-type="float" office:value="0" table:formula="of:=SUM([.G115:.G121])" table:style-name="ce34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style-name="ce25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0" table:formula="of:=[.$G$11]*(1-1/[.$I$12]*[.J4])" table:style-name="ce32">
            <text:p>0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style-name="ce25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0" table:formula="of:=[.$G$11]*(1-1/[.$I$12]*[.J5])" table:style-name="ce32">
            <text:p>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style-name="ce25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0" table:formula="of:=[.$G$11]*(1-1/[.$I$12]*[.J6])" table:style-name="ce32">
            <text:p>0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style-name="ce25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0" table:formula="of:=[.$G$11]*(1-1/[.$I$12]*[.J7])" table:style-name="ce32">
            <text:p>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style-name="ce25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0" table:formula="of:=[.$G$11]*(1-1/[.$I$12]*[.J8])" table:style-name="ce32">
            <text:p>0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style-name="ce25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0" table:formula="of:=[.$G$11]*(1-1/[.$I$12]*[.J9])" table:style-name="ce32">
            <text:p>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style-name="ce25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0" table:formula="of:=[.$G$11]*(1-1/[.$I$12]*[.J10])" table:style-name="ce32">
            <text:p>0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4">
            <text:p>0</text:p>
          </table:table-cell>
          <table:table-cell office:value-type="float" office:value="0" table:formula="of:=SUM([.G4:.G10])" table:style-name="ce34">
            <text:p>0</text:p>
          </table:table-cell>
          <table:table-cell table:style-name="ce25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5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9">
            <text:p>0</text:p>
          </table:table-cell>
          <table:table-cell office:value-type="float" office:value="0" table:formula="of:=SUM([.G16:.G18])" table:style-name="ce39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1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4">
            <text:p>0</text:p>
          </table:table-cell>
          <table:table-cell office:value-type="float" office:value="0" table:formula="of:=SUM([.G24:.G30])" table:style-name="ce34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9">
            <text:p>0</text:p>
          </table:table-cell>
          <table:table-cell office:value-type="float" office:value="0" table:formula="of:=SUM([.G35:.G37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0" table:formula="of:=SUM([.G42:.G48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9">
            <text:p>0</text:p>
          </table:table-cell>
          <table:table-cell office:value-type="float" office:value="0" table:formula="of:=SUM([.G53:.G55])" table:style-name="ce3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2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0" table:formula="of:=SUM([.G60:.G66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Manger des cacahuètes</text:p>
          </table:table-cell>
          <table:table-cell office:value-type="string" table:style-name="ce29">
            <text:p>Pif</text:p>
          </table:table-cell>
          <table:table-cell office:value-type="string" table:style-name="ce37">
            <text:p>Hercul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9">
            <text:p>0</text:p>
          </table:table-cell>
          <table:table-cell office:value-type="float" office:value="0" table:formula="of:=SUM([.G71:.G74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4">
            <text:p>0</text:p>
          </table:table-cell>
          <table:table-cell office:value-type="float" office:value="0" table:formula="of:=SUM([.G79:.G85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9">
            <text:p>0</text:p>
          </table:table-cell>
          <table:table-cell office:value-type="float" office:value="0" table:formula="of:=SUM([.G90:.G92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7:.F103])" table:style-name="ce34">
            <text:p>0</text:p>
          </table:table-cell>
          <table:table-cell office:value-type="float" office:value="0" table:formula="of:=SUM([.G97:.G103])" table:style-name="ce34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9">
            <text:p>0</text:p>
          </table:table-cell>
          <table:table-cell office:value-type="float" office:value="0" table:formula="of:=SUM([.G108:.G110])" table:style-name="ce39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4">
            <text:p>0</text:p>
          </table:table-cell>
          <table:table-cell office:value-type="float" office:value="0" table:formula="of:=SUM([.G115:.G121])" table:style-name="ce34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number-rows-repeated="1048453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office:value-type="float" office:value="11" table:style-name="ce30">
            <text:p>11</text:p>
          </table:table-cell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office:value-type="float" office:value="6" table:style-name="ce30">
            <text:p>6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:.F10])" table:style-name="ce34">
            <text:p>40</text:p>
          </table:table-cell>
          <table:table-cell office:value-type="float" office:value="35" table:formula="of:=SUM([.G4:.G10])" table:style-name="ce34">
            <text:p>35</text:p>
          </table:table-cell>
          <table:table-cell table:style-name="ce25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5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6:.F18])" table:style-name="ce39">
            <text:p>25</text:p>
          </table:table-cell>
          <table:table-cell office:value-type="float" office:value="25" table:formula="of:=SUM([.G16:.G18])" table:style-name="ce39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1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office:value-type="float" office:value="11" table:style-name="ce30">
            <text:p>11</text:p>
          </table:table-cell>
          <table:table-cell office:value-type="float" office:value="10" table:style-name="ce30">
            <text:p>10</text:p>
          </table:table-cell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office:value-type="float" office:value="6" table:style-name="ce30">
            <text:p>6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24:.F30])" table:style-name="ce34">
            <text:p>40</text:p>
          </table:table-cell>
          <table:table-cell office:value-type="float" office:value="35" table:formula="of:=SUM([.G24:.G30])" table:style-name="ce34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9">
            <text:p>25</text:p>
          </table:table-cell>
          <table:table-cell office:value-type="float" office:value="25" table:formula="of:=SUM([.G35:.G37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office:value-type="float" office:value="11" table:style-name="ce30">
            <text:p>11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office:value-type="float" office:value="6" table:style-name="ce30">
            <text:p>6</text:p>
          </table:table-cell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4">
            <text:p>40</text:p>
          </table:table-cell>
          <table:table-cell office:value-type="float" office:value="35" table:formula="of:=SUM([.G42:.G48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9">
            <text:p>25</text:p>
          </table:table-cell>
          <table:table-cell office:value-type="float" office:value="25" table:formula="of:=SUM([.G53:.G55])" table:style-name="ce39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3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office:value-type="float" office:value="11" table:style-name="ce30">
            <text:p>11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office:value-type="float" office:value="6" table:style-name="ce30">
            <text:p>6</text:p>
          </table:table-cell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4">
            <text:p>40</text:p>
          </table:table-cell>
          <table:table-cell office:value-type="float" office:value="35" table:formula="of:=SUM([.G60:.G66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office:value-type="float" office:value="11" table:style-name="ce30">
            <text:p>11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office:value-type="float" office:value="6" table:style-name="ce30">
            <text:p>6</text:p>
          </table:table-cell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4">
            <text:p>40</text:p>
          </table:table-cell>
          <table:table-cell office:value-type="float" office:value="35" table:formula="of:=SUM([.G78:.G84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office:value-type="float" office:value="11" table:style-name="ce30">
            <text:p>11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office:value-type="float" office:value="3" table:style-name="ce30">
            <text:p>3</text:p>
          </table:table-cell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office:value-type="float" office:value="6" table:style-name="ce30">
            <text:p>6</text:p>
          </table:table-cell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4">
            <text:p>40</text:p>
          </table:table-cell>
          <table:table-cell office:value-type="float" office:value="35" table:formula="of:=SUM([.G96:.G102])" table:style-name="ce34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style-name="ce38"/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style-name="ce38"/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style-name="ce38"/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9">
            <text:p>0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4">
            <text:p>0</text:p>
          </table:table-cell>
          <table:table-cell office:value-type="float" office:value="35" table:formula="of:=SUM([.G114:.G120])" table:style-name="ce34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10" table:default-cell-style-name="ce25"/>
        <table:table-column table:style-name="co11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0" table:formula="of:=[.$G$11]*(1-1/[.$I$12]*[.J4])" table:style-name="ce32">
            <text:p>0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0" table:formula="of:=[.$G$11]*(1-1/[.$I$12]*[.J5])" table:style-name="ce32">
            <text:p>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0" table:formula="of:=[.$G$11]*(1-1/[.$I$12]*[.J6])" table:style-name="ce32">
            <text:p>0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0" table:formula="of:=[.$G$11]*(1-1/[.$I$12]*[.J7])" table:style-name="ce32">
            <text:p>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0" table:formula="of:=[.$G$11]*(1-1/[.$I$12]*[.J8])" table:style-name="ce32">
            <text:p>0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0" table:formula="of:=[.$G$11]*(1-1/[.$I$12]*[.J9])" table:style-name="ce32">
            <text:p>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0" table:formula="of:=[.$G$11]*(1-1/[.$I$12]*[.J10])" table:style-name="ce32">
            <text:p>0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4">
            <text:p>0</text:p>
          </table:table-cell>
          <table:table-cell office:value-type="float" office:value="0" table:formula="of:=SUM([.G4:.G10])" table:style-name="ce34">
            <text:p>0</text:p>
          </table:table-cell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5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9">
            <text:p>0</text:p>
          </table:table-cell>
          <table:table-cell office:value-type="float" office:value="0" table:formula="of:=SUM([.G16:.G18])" table:style-name="ce39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1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4">
            <text:p>0</text:p>
          </table:table-cell>
          <table:table-cell office:value-type="float" office:value="0" table:formula="of:=SUM([.G24:.G30])" table:style-name="ce34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9">
            <text:p>0</text:p>
          </table:table-cell>
          <table:table-cell office:value-type="float" office:value="0" table:formula="of:=SUM([.G35:.G37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0" table:formula="of:=SUM([.G42:.G48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9">
            <text:p>0</text:p>
          </table:table-cell>
          <table:table-cell office:value-type="float" office:value="0" table:formula="of:=SUM([.G53:.G55])" table:style-name="ce3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2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0" table:formula="of:=SUM([.G60:.G66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9">
            <text:p>Manger des cacahuètes</text:p>
          </table:table-cell>
          <table:table-cell office:value-type="string" table:style-name="ce29">
            <text:p>Pif</text:p>
          </table:table-cell>
          <table:table-cell office:value-type="string" table:style-name="ce37">
            <text:p>Hercul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9">
            <text:p>0</text:p>
          </table:table-cell>
          <table:table-cell office:value-type="float" office:value="0" table:formula="of:=SUM([.G71:.G74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4">
            <text:p>0</text:p>
          </table:table-cell>
          <table:table-cell office:value-type="float" office:value="0" table:formula="of:=SUM([.G79:.G85])" table:style-name="ce3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9">
            <text:p>0</text:p>
          </table:table-cell>
          <table:table-cell office:value-type="float" office:value="0" table:formula="of:=SUM([.G90:.G92])" table:style-name="ce3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7:.F103])" table:style-name="ce34">
            <text:p>0</text:p>
          </table:table-cell>
          <table:table-cell office:value-type="float" office:value="0" table:formula="of:=SUM([.G97:.G103])" table:style-name="ce34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3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9">
            <text:p>0</text:p>
          </table:table-cell>
          <table:table-cell office:value-type="float" office:value="0" table:formula="of:=SUM([.G108:.G110])" table:style-name="ce39">
            <text:p>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5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number-columns-repeated="2" table:style-name="ce30"/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number-columns-repeated="2" table:style-name="ce30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4">
            <text:p>0</text:p>
          </table:table-cell>
          <table:table-cell office:value-type="float" office:value="0" table:formula="of:=SUM([.G115:.G121])" table:style-name="ce34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number-rows-repeated="1048453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Mariss Engelen</dc:creator>
    <meta:creation-date>2018-01-29T13:27:33Z</meta:creation-date>
    <dc:date>2020-03-09T19:58:13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AA$81:.$AA$88"/>
          </chart:axis>
          <chart:series chart:label-cell-address="IT1.$AF$80" chart:values-cell-range-address="IT1.$AF$81:.$AF$88" chart:class="chart:line" chart:attached-axis="primary-y" chart:style-name="G0S0">
            <chart:data-point chart:repeated="8"/>
          </chart:series>
          <chart:series chart:label-cell-address="IT1.$AG$80" chart:values-cell-range-address="IT1.$AG$81:.$AG$88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